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4F000000846BBD9C51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Mangal2" svg:font-family="Mangal" style:font-pitch="variable"/>
    <style:font-face style:name="SimSun1" svg:font-family="SimSun, 宋体" style:font-pitch="variable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Revisioni" style:family="table">
      <style:table-properties style:width="14.677cm" fo:margin-left="0cm" fo:margin-right="-0.016cm" table:align="margins" style:writing-mode="lr-tb"/>
    </style:style>
    <style:style style:name="Revisioni.A" style:family="table-column">
      <style:table-column-properties style:column-width="0.873cm" style:rel-column-width="3895*"/>
    </style:style>
    <style:style style:name="Revisioni.B" style:family="table-column">
      <style:table-column-properties style:column-width="2.101cm" style:rel-column-width="9384*"/>
    </style:style>
    <style:style style:name="Revisioni.C" style:family="table-column">
      <style:table-column-properties style:column-width="2.134cm" style:rel-column-width="9530*"/>
    </style:style>
    <style:style style:name="Revisioni.D" style:family="table-column">
      <style:table-column-properties style:column-width="4.718cm" style:rel-column-width="21070*"/>
    </style:style>
    <style:style style:name="Revisioni.E" style:family="table-column">
      <style:table-column-properties style:column-width="4.851cm" style:rel-column-width="21656*"/>
    </style:style>
    <style:style style:name="Revisioni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visioni.E1" style:family="table-cell">
      <style:table-cell-properties fo:padding="0.097cm" fo:border="0.002cm solid #000000"/>
    </style:style>
    <style:style style:name="Revisioni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Revisioni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Revisioni.C2" style:family="table-cell">
      <style:table-cell-properties fo:padding="0.097cm" fo:border-left="0.002cm solid #000000" fo:border-right="none" fo:border-top="none" fo:border-bottom="0.002cm solid #000000"/>
    </style:style>
    <style:style style:name="Revisioni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" style:family="table">
      <style:table-properties style:width="14.212cm" table:align="left" style:writing-mode="lr-tb"/>
    </style:style>
    <style:style style:name="Tabella1.A" style:family="table-column">
      <style:table-column-properties style:column-width="1.187cm"/>
    </style:style>
    <style:style style:name="Tabella1.C" style:family="table-column">
      <style:table-column-properties style:column-width="3.274cm"/>
    </style:style>
    <style:style style:name="Tabella1.D" style:family="table-column">
      <style:table-column-properties style:column-width="6.613cm"/>
    </style:style>
    <style:style style:name="Tabella1.E" style:family="table-column">
      <style:table-column-properties style:column-width="1.951cm"/>
    </style:style>
    <style:style style:name="Tabella1.1" style:family="table-row">
      <style:table-row-properties style:keep-together="true" fo:keep-together="auto"/>
    </style:style>
    <style:style style:name="Tabella1.A1" style:family="table-cell" style:data-style-name="N100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a1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a1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a1.A2" style:family="table-cell" style:data-style-name="N10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a1.C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a1.E2" style:family="table-cell" style:data-style-name="N37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Header">
      <style:paragraph-properties fo:text-align="center" style:justify-single-word="false" style:snap-to-layout-grid="false"/>
      <style:text-properties fo:language="it" fo:country="IT" style:language-complex="ar" style:country-complex="SA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style:snap-to-layout-grid="false"/>
      <style:text-properties fo:font-size="8pt" fo:language="it" fo:country="IT" fo:font-weight="normal" style:font-size-asian="8pt" style:font-weight-asian="normal" style:font-size-complex="8pt" style:language-complex="ar" style:country-complex="SA" style:font-weight-complex="normal"/>
    </style:style>
    <style:style style:name="P5" style:family="paragraph" style:parent-style-name="Footer">
      <style:paragraph-properties fo:text-align="center" style:justify-single-word="false" fo:background-color="transparent">
        <style:background-image/>
      </style:paragraph-properties>
      <style:text-properties fo:language="it" fo:country="IT"/>
    </style:style>
    <style:style style:name="P6" style:family="paragraph" style:parent-style-name="Footer">
      <style:paragraph-properties fo:background-color="transparent">
        <style:background-image/>
      </style:paragraph-properties>
      <style:text-properties fo:language="it" fo:country="IT" fo:font-weight="bold" style:font-weight-asian="bold"/>
    </style:style>
    <style:style style:name="P7" style:family="paragraph" style:parent-style-name="Text_20_body">
      <style:text-properties fo:language="it" fo:country="IT" style:language-complex="ar" style:country-complex="SA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paragraph-properties fo:text-align="center" style:justify-single-word="false"/>
      <style:text-properties fo:font-size="30pt" fo:font-weight="bold" style:font-size-asian="30pt" style:font-weight-asian="bold" style:font-size-complex="30pt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size="20pt" style:font-size-asian="20pt" style:font-size-complex="20pt"/>
    </style:style>
    <style:style style:name="P12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13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14" style:family="paragraph" style:parent-style-name="Text_20_body">
      <style:paragraph-properties fo:text-align="center" style:justify-single-word="false"/>
      <style:text-properties fo:font-size="11pt" style:font-size-asian="11pt" style:font-size-complex="11pt"/>
    </style:style>
    <style:style style:name="P15" style:family="paragraph" style:parent-style-name="Table_20_Body_20_Text">
      <style:paragraph-properties style:snap-to-layout-grid="false"/>
      <style:text-properties fo:language="it" fo:country="IT" fo:font-weight="bold" style:font-weight-asian="bold" style:language-complex="ar" style:country-complex="SA"/>
    </style:style>
    <style:style style:name="P16" style:family="paragraph" style:parent-style-name="Table_20_Body_20_Text">
      <style:paragraph-properties style:snap-to-layout-grid="false"/>
      <style:text-properties fo:language="it" fo:country="IT" fo:font-weight="normal" style:font-weight-asian="normal" style:language-complex="ar" style:country-complex="SA" style:font-weight-complex="normal"/>
    </style:style>
    <style:style style:name="P17" style:family="paragraph" style:parent-style-name="Standard">
      <style:paragraph-properties fo:margin-top="0cm" fo:margin-bottom="0.035cm"/>
      <style:text-properties fo:language="it" fo:country="IT" style:language-complex="ar" style:country-complex="SA"/>
    </style:style>
    <style:style style:name="P18" style:family="paragraph" style:parent-style-name="Contents_20_2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21" style:family="paragraph" style:parent-style-name="Text_20_body" style:master-page-name="Standard">
      <style:paragraph-properties fo:text-align="center" style:justify-single-word="false" style:page-number="auto"/>
      <style:text-properties fo:font-size="30pt" fo:font-weight="bold" style:font-size-asian="30pt" style:font-weight-asian="bold" style:font-size-complex="30pt" style:font-weight-complex="bold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24" style:family="paragraph" style:parent-style-name="Text_20_body">
      <style:paragraph-properties fo:text-align="justify" style:justify-single-word="false"/>
    </style:style>
    <style:style style:name="P25" style:family="paragraph" style:parent-style-name="Text_20_body" style:list-style-name="L4">
      <style:paragraph-properties fo:text-align="justify" style:justify-single-word="false"/>
    </style:style>
    <style:style style:name="P26" style:family="paragraph" style:parent-style-name="Heading_20_1">
      <style:text-properties fo:language="it" fo:country="IT" style:language-complex="ar" style:country-complex="SA"/>
    </style:style>
    <style:style style:name="P27" style:family="paragraph" style:parent-style-name="Heading_20_1">
      <style:text-properties style:text-position="0% 100%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2">
      <style:text-properties fo:language="it" fo:country="IT" style:language-complex="ar" style:country-complex="SA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0% 100%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a"/>
      </text:sequence-decls>
      <text:p text:style-name="P21"/>
      <text:p text:style-name="P10"/>
      <text:p text:style-name="P10"/>
      <text:p text:style-name="P10">Calcolo del periodo minimo per un ciclo</text:p>
      <text:p text:style-name="P11"/>
      <text:p text:style-name="P14">del progetto</text:p>
      <text:p text:style-name="P11">Sistema stand-off</text:p>
      <text:p text:style-name="P11"/>
      <text:p text:style-name="P11"/>
      <text:p text:style-name="P11"/>
      <text:p text:style-name="P12"><text:span text:style-name="T3">Destinazione d'uso:</text:span> Interno/Cliente</text:p>
      <text:p text:style-name="P12"><text:span text:style-name="T3">Progetto:</text:span> Sistema stand-off</text:p>
      <text:p text:style-name="P13"/>
      <text:p text:style-name="P13"/>
      <table:table table:name="Revisioni" table:style-name="Revisioni">
        <table:table-column table:style-name="Revisioni.A"/>
        <table:table-column table:style-name="Revisioni.B"/>
        <table:table-column table:style-name="Revisioni.C"/>
        <table:table-column table:style-name="Revisioni.D"/>
        <table:table-column table:style-name="Revisioni.E"/>
        <table:table-row>
          <table:table-cell table:style-name="Revisioni.A1" office:value-type="string">
            <text:p text:style-name="P3">ED</text:p>
          </table:table-cell>
          <table:table-cell table:style-name="Revisioni.A1" office:value-type="string">
            <text:p text:style-name="P3">DATA</text:p>
          </table:table-cell>
          <table:table-cell table:style-name="Revisioni.A1" office:value-type="string">
            <text:p text:style-name="P3">NOTE</text:p>
          </table:table-cell>
          <table:table-cell table:style-name="Revisioni.A1" office:value-type="string">
            <text:p text:style-name="P3">APPROVATO</text:p>
          </table:table-cell>
          <table:table-cell table:style-name="Revisioni.E1" office:value-type="string">
            <text:p text:style-name="P3">REDATTO</text:p>
          </table:table-cell>
        </table:table-row>
        <table:table-row>
          <table:table-cell table:style-name="Revisioni.A2" office:value-type="float" office:value="1">
            <text:p text:style-name="P3">1</text:p>
          </table:table-cell>
          <table:table-cell table:style-name="Revisioni.B2" office:value-type="date" office:date-value="2013-02-05">
            <text:p text:style-name="P3">05/02/13</text:p>
          </table:table-cell>
          <table:table-cell table:style-name="Revisioni.C2" office:value-type="string">
            <text:p text:style-name="P3">-</text:p>
          </table:table-cell>
          <table:table-cell table:style-name="Revisioni.C2" office:value-type="string">
            <text:p text:style-name="P3"/>
          </table:table-cell>
          <table:table-cell table:style-name="Revisioni.E2" office:value-type="string">
            <text:p text:style-name="P3">L. LUCCI</text:p>
          </table:table-cell>
        </table:table-row>
        <table:table-row>
          <table:table-cell table:style-name="Revisioni.C2" office:value-type="string">
            <text:p text:style-name="P3"/>
          </table:table-cell>
          <table:table-cell table:style-name="Revisioni.C2" office:value-type="string">
            <text:p text:style-name="P3"/>
          </table:table-cell>
          <table:table-cell table:style-name="Revisioni.C2" office:value-type="string">
            <text:p text:style-name="P3"/>
          </table:table-cell>
          <table:table-cell table:style-name="Revisioni.C2" office:value-type="string">
            <text:p text:style-name="P3"/>
          </table:table-cell>
          <table:table-cell table:style-name="Revisioni.E2" office:value-type="string">
            <text:p text:style-name="P3"/>
          </table:table-cell>
        </table:table-row>
        <table:table-row>
          <table:table-cell table:style-name="Revisioni.C2" office:value-type="string">
            <text:p text:style-name="P3"/>
          </table:table-cell>
          <table:table-cell table:style-name="Revisioni.C2" office:value-type="string">
            <text:p text:style-name="P3"/>
          </table:table-cell>
          <table:table-cell table:style-name="Revisioni.C2" office:value-type="string">
            <text:p text:style-name="P3"/>
          </table:table-cell>
          <table:table-cell table:style-name="Revisioni.C2" office:value-type="string">
            <text:p text:style-name="P3"/>
          </table:table-cell>
          <table:table-cell table:style-name="Revisioni.E2" office:value-type="string">
            <text:p text:style-name="P3"/>
          </table:table-cell>
        </table:table-row>
        <table:table-row>
          <table:table-cell table:style-name="Revisioni.C2" office:value-type="string">
            <text:p text:style-name="P3"/>
          </table:table-cell>
          <table:table-cell table:style-name="Revisioni.C2" office:value-type="string">
            <text:p text:style-name="P3"/>
          </table:table-cell>
          <table:table-cell table:style-name="Revisioni.C2" office:value-type="string">
            <text:p text:style-name="P3"/>
          </table:table-cell>
          <table:table-cell table:style-name="Revisioni.C2" office:value-type="string">
            <text:p text:style-name="P3"/>
          </table:table-cell>
          <table:table-cell table:style-name="Revisioni.E2" office:value-type="string">
            <text:p text:style-name="P3"/>
          </table:table-cell>
        </table:table-row>
        <table:table-row>
          <table:table-cell table:style-name="Revisioni.C2" office:value-type="string">
            <text:p text:style-name="P3"/>
          </table:table-cell>
          <table:table-cell table:style-name="Revisioni.C2" office:value-type="string">
            <text:p text:style-name="P3"/>
          </table:table-cell>
          <table:table-cell table:style-name="Revisioni.C2" office:value-type="string">
            <text:p text:style-name="P3"/>
          </table:table-cell>
          <table:table-cell table:style-name="Revisioni.C2" office:value-type="string">
            <text:p text:style-name="P3"/>
          </table:table-cell>
          <table:table-cell table:style-name="Revisioni.E2" office:value-type="string">
            <text:p text:style-name="P3"/>
          </table:table-cell>
        </table:table-row>
        <table:table-row>
          <table:table-cell table:style-name="Revisioni.C2" office:value-type="string">
            <text:p text:style-name="P3"/>
          </table:table-cell>
          <table:table-cell table:style-name="Revisioni.C2" office:value-type="string">
            <text:p text:style-name="P3"/>
          </table:table-cell>
          <table:table-cell table:style-name="Revisioni.C2" office:value-type="string">
            <text:p text:style-name="P3"/>
          </table:table-cell>
          <table:table-cell table:style-name="Revisioni.C2" office:value-type="string">
            <text:p text:style-name="P3"/>
          </table:table-cell>
          <table:table-cell table:style-name="Revisioni.E2" office:value-type="string">
            <text:p text:style-name="P3"/>
          </table:table-cell>
        </table:table-row>
        <table:table-row>
          <table:table-cell table:style-name="Revisioni.C2" office:value-type="string">
            <text:p text:style-name="P3"/>
          </table:table-cell>
          <table:table-cell table:style-name="Revisioni.C2" office:value-type="string">
            <text:p text:style-name="P3"/>
          </table:table-cell>
          <table:table-cell table:style-name="Revisioni.C2" office:value-type="string">
            <text:p text:style-name="P3"/>
          </table:table-cell>
          <table:table-cell table:style-name="Revisioni.C2" office:value-type="string">
            <text:p text:style-name="P3"/>
          </table:table-cell>
          <table:table-cell table:style-name="Revisioni.E2" office:value-type="string">
            <text:p text:style-name="P3"/>
          </table:table-cell>
        </table:table-row>
        <table:table-row>
          <table:table-cell table:style-name="Revisioni.C2" office:value-type="string">
            <text:p text:style-name="P3"/>
          </table:table-cell>
          <table:table-cell table:style-name="Revisioni.C2" office:value-type="string">
            <text:p text:style-name="P3"/>
          </table:table-cell>
          <table:table-cell table:style-name="Revisioni.C2" office:value-type="string">
            <text:p text:style-name="P3"/>
          </table:table-cell>
          <table:table-cell table:style-name="Revisioni.C2" office:value-type="string">
            <text:p text:style-name="P3"/>
          </table:table-cell>
          <table:table-cell table:style-name="Revisioni.E2" office:value-type="string">
            <text:p text:style-name="P3"/>
          </table:table-cell>
        </table:table-row>
      </table:table>
      <text:p text:style-name="P9"/>
      <text:h text:style-name="P26" text:outline-level="1"><text:bookmark-start text:name="__RefHeading__5_276712876"/>Revisioni e indice<text:bookmark-end text:name="__RefHeading__5_276712876"/></text:h>
      <text:h text:style-name="P29" text:outline-level="2"><text:bookmark-start text:name="__RefHeading__7_276712876"/>Dettaglio delle Revisioni<text:bookmark-end text:name="__RefHeading__7_276712876"/></text:h>
      <text:p text:style-name="P7"/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float" office:value="0">
            <text:p text:style-name="P15">Ed.</text:p>
          </table:table-cell>
          <table:table-cell table:style-name="Tabella1.A1" office:value-type="float" office:value="0">
            <text:p text:style-name="P15">Rev.</text:p>
          </table:table-cell>
          <table:table-cell table:style-name="Tabella1.C1" office:value-type="string">
            <text:p text:style-name="P15">Revisore</text:p>
          </table:table-cell>
          <table:table-cell table:style-name="Tabella1.C1" office:value-type="string">
            <text:p text:style-name="P15">Descrizione</text:p>
          </table:table-cell>
          <table:table-cell table:style-name="Tabella1.E1" office:value-type="string">
            <text:p text:style-name="P15">Data</text:p>
          </table:table-cell>
        </table:table-row>
        <table:table-row table:style-name="Tabella1.1">
          <table:table-cell table:style-name="Tabella1.A2" office:value-type="float" office:value="3">
            <text:p text:style-name="P16">1</text:p>
          </table:table-cell>
          <table:table-cell table:style-name="Tabella1.A2" office:value-type="float" office:value="3">
            <text:p text:style-name="P16">0</text:p>
          </table:table-cell>
          <table:table-cell table:style-name="Tabella1.C2" office:value-type="string">
            <text:p text:style-name="P16">L. Lucci</text:p>
          </table:table-cell>
          <table:table-cell table:style-name="Tabella1.C2" office:value-type="string">
            <text:p text:style-name="P4"/>
          </table:table-cell>
          <table:table-cell table:style-name="Tabella1.E2" office:value-type="date" office:date-value="2013-02-05">
            <text:p text:style-name="P16">05/02/13</text:p>
          </table:table-cell>
        </table:table-row>
      </table:table>
      <text:p text:style-name="P17"/>
      <text:h text:style-name="P29" text:outline-level="2"><text:bookmark-start text:name="__RefHeading__9_276712876"/>Indice<text:bookmark-end text:name="__RefHeading__9_276712876"/></text:h>
      <text:table-of-content text:style-name="Sect1" text:protected="true" text:name="Indice generale1">
        <text:table-of-content-source text:outline-level="3">
          <text:index-title-template text:style-name="Contents_20_Heading">Indice general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20">1Revisioni e indice<text:tab/>3</text:p>
          <text:p text:style-name="P18">1.1Dettaglio delle Revisioni<text:tab/>3</text:p>
          <text:p text:style-name="P18">1.2Indice<text:tab/>3</text:p>
          <text:p text:style-name="P20">2Introduzione<text:tab/>4</text:p>
          <text:p text:style-name="P18">2.1Oggetto e scopo<text:tab/>4</text:p>
          <text:p text:style-name="P20">3Comprendere la temporizzazione dei bit nel CANBUS<text:tab/>5</text:p>
          <text:p text:style-name="P18">3.1Terminologia<text:tab/>5</text:p>
          <text:p text:style-name="P19">3.1.1Nominal Bit Time<text:tab/>5</text:p>
          <text:p text:style-name="P19">3.1.2Segmento di sincronizzazione<text:tab/>5</text:p>
          <text:p text:style-name="P19">3.1.3Segmento di propagazione<text:tab/>5</text:p>
          <text:p text:style-name="P19">3.1.4Segmento Fase 1 e Segmento Fase 2<text:tab/>5</text:p>
          <text:p text:style-name="P19">3.1.5Punto di campionamento<text:tab/>5</text:p>
          <text:p text:style-name="P19">3.1.6Tempo di elaborazione dell'informazione<text:tab/>5</text:p>
          <text:p text:style-name="P19">3.1.7Larghezza del salto di sincronizzazione<text:tab/>5</text:p>
          <text:p text:style-name="P19">3.1.8Time Quantum<text:tab/>6</text:p>
          <text:p text:style-name="P20">4Sincronizzazione del CANBUS<text:tab/>7</text:p>
          <text:p text:style-name="P18">4.1Algoritmo per il calcolo dei parametri del tempo di bit<text:tab/>7</text:p>
          <text:p text:style-name="P18">4.2Tempo minimo ammesso per il segmento di propagazione<text:tab/>8</text:p>
          <text:p text:style-name="P19">4.2.1Tempo di propagazione della linea<text:tab/>8</text:p>
          <text:p text:style-name="P19">4.2.2Tempo di ritardo in trasmissione<text:tab/>8</text:p>
          <text:p text:style-name="P19">4.2.3Tempo di ritardo in ricezione<text:tab/>10</text:p>
          <text:p text:style-name="P19">4.2.4Tempo di propagazione<text:tab/>10</text:p>
          <text:p text:style-name="P18">4.3Scelta della frequenza di clock del sistema CAN<text:tab/>10</text:p>
          <text:p text:style-name="P18">4.4Calcolo del PROP_SEG<text:tab/>11</text:p>
          <text:p text:style-name="P18">4.5Determinare PS1 e PS2<text:tab/>11</text:p>
          <text:p text:style-name="P18">4.6Valore di SJW<text:tab/>11</text:p>
          <text:p text:style-name="P18">4.7Calcolo della tolleranza dell'oscillatore<text:tab/>11</text:p>
          <text:p text:style-name="P19">4.7.1Calcolo della tolleranza dell'oscillatore del microcontrollore<text:tab/>11</text:p>
          <text:p text:style-name="P20">5Conclusioni<text:tab/>13</text:p>
        </text:index-body>
      </text:table-of-content>
      <text:p text:style-name="Text_20_body"/>
      <text:h text:style-name="P28" text:outline-level="1">Introduzione</text:h>
      <text:p text:style-name="Text_20_body"/>
      <text:h text:style-name="Heading_20_2" text:outline-level="2">Oggetto e scopo</text:h>
      <text:p text:style-name="Text_20_body">Lo scopo di questo documento è fornire delle linee base per una corretta ricetrasmissione dei dati sulla scheda di interfaccia canbus.</text:p>
      <text:p text:style-name="Text_20_body"/>
      <text:p text:style-name="Text_20_body"/>
      <text:h text:style-name="P27" text:outline-level="1">Studio delle caratteristiche richieste</text:h>
      <text:p text:style-name="Text_20_body"><text:span text:style-name="T4">La “Scheda interfaccia canbus” deve poter trasmettere e ricevere sia attraverso la uart che con il protocollo can. Il suo scopo è riportare i dati raccolti da un'interfaccia all'altra.</text:span></text:p>
      <text:p text:style-name="Text_20_body"><text:span text:style-name="T4">Per ottenere queste funzionalità senza andare a saturare il buffer, è necessario stabilire il teatro operativo peggiore. In quest'ottica si deve precisare che questa scheda è stata progettata per lavorare con dei sensori di tipo NBC che presentano un protocollo di comunicazione basato su RS232.</text:span></text:p>
      <text:p text:style-name="Text_20_body"><text:span text:style-name="T4">Il dispositivo che pone un limite superiore, sia in termini di velocità che di quantità di dati scambiati, è l'IdentiFINDER. La sua velocità di comunicazione è:</text:span></text:p>
      <text:p text:style-name="P8"><text:span text:style-name="T4"><draw:frame draw:style-name="fr2" draw:name="Oggetto1" text:anchor-type="as-char" svg:width="3.455cm" svg:height="0.467cm" draw:z-index="4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4"><text:span text:style-name="T4">mentre la mole di dati scambiati per ottenere un dato si aggira intorno ai 2000 byte.</text:span></text:p>
      <text:p text:style-name="P24"><text:span text:style-name="T4">Considerando che la frequenza di clock del microcontrollore PIC18F46K80 è stata impostata a 16 Mhz, vuol dire che ogni istruzione verrebbe eseguita ad un quarto della velocità, con una frequenza finale di:</text:span></text:p>
      <text:p text:style-name="P8"><text:span text:style-name="T4"><draw:frame draw:style-name="fr2" draw:name="Oggetto2" text:anchor-type="as-char" svg:width="2.933cm" svg:height="0.531cm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4"> </text:span></text:p>
      <text:p text:style-name="P24"><text:span text:style-name="T4">Il firmware, per come è strutturato, presenta 4 principali operazioni che si contendono le risorse:</text:span></text:p>
      <text:list xml:id="list5513275757899766871" text:style-name="L4">
        <text:list-item>
          <text:p text:style-name="P25"><text:span text:style-name="T4">lettura da UART</text:span></text:p>
        </text:list-item>
        <text:list-item>
          <text:p text:style-name="P25"><text:span text:style-name="T4">invio su CAN</text:span></text:p>
        </text:list-item>
        <text:list-item>
          <text:p text:style-name="P25"><text:span text:style-name="T4">lettura da CAN</text:span></text:p>
        </text:list-item>
        <text:list-item>
          <text:p text:style-name="P25"><text:span text:style-name="T4">scrittura su UART</text:span></text:p>
        </text:list-item>
      </text:list>
      <text:p text:style-name="P24"><text:span text:style-name="T4">Queste potrebbero dover essere elaborate nello stesso ciclo (condizione di loopback), il quale deve avere una durata non superiore a:</text:span></text:p>
      <text:p text:style-name="P8"><text:span text:style-name="T4"><draw:frame draw:style-name="fr2" draw:name="Oggetto3" text:anchor-type="as-char" svg:width="6.272cm" svg:height="1.058cm" draw:z-index="6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24"><text:span text:style-name="T4">dove il baud rate è stato diviso per il byte di dati più i due bit di start e stop della uart. In questo caso si è supposto l'ordine delle operazioni come indicato precedentemente, in quanto la comunicazione parte sempre da una uart e viaggia su canbus, fatto importante per non considerare tutto il frame can che potrebbe portare a specifiche troppo stringenti. È possibile trasformare il tempo di ciclo nel tempo massimo per elaborare una delle 4 operazioni semplicemente dividendolo per il numero delle operazioni stesse.</text:span></text:p>
      <text:p text:style-name="P8"><text:span text:style-name="T4"><draw:frame draw:style-name="fr2" draw:name="Oggetto4" text:anchor-type="as-char" svg:width="4.574cm" svg:height="1.062cm" draw:z-index="7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24"><text:span text:style-name="T4">Considerando il periodo di clock per ogni istruzione del micro, ogni operazione dovrà contenere al massimo:</text:span></text:p>
      <text:p text:style-name="P8"><text:span text:style-name="T4"><draw:frame draw:style-name="fr2" draw:name="Oggetto5" text:anchor-type="as-char" svg:width="5.253cm" svg:height="1.124cm" draw:z-index="8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8"><text:span text:style-name="T4"/></text:p>
      <text:p text:style-name="P24"><text:span text:style-name="T4"/></text:p>
      <text:p text:style-name="P8">FINE DEL DOCUME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Mangal2" svg:font-family="Mangal" style:font-pitch="variable"/>
    <style:font-face style:name="SimSun1" svg:font-family="SimSun, 宋体" style:font-pitch="variable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Arial" fo:font-size="10pt" fo:language="en" fo:country="US" style:font-name-asian="Times New Roman" style:font-size-asian="10pt" style:font-name-complex="Times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language="it" fo:country="IT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fo:font-size="9pt" fo:language="it" fo:country="I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Body_20_Text_20_INTRO_20_Paragraph" style:display-name="Body Text INTRO Paragraph" style:family="paragraph" style:parent-style-name="Standard" style:next-style-name="Standard">
      <style:paragraph-properties fo:margin="100%" fo:margin-left="2.54cm" fo:margin-right="0cm" fo:margin-top="0.635cm" fo:margin-bottom="0.212cm" fo:line-height="0.635cm" fo:text-indent="0cm" style:auto-text-indent="false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fo:color="#333333" fo:font-weight="bold" style:font-weight-asian="bold" style:font-name-complex="Courier New"/>
    </style:style>
    <style:style style:name="Heading_20_1" style:display-name="Heading 1" style:family="paragraph" style:parent-style-name="Body_20_Text_20_INTRO_20_Paragraph" style:next-style-name="Text_20_body" style:default-outline-level="1" style:class="text">
      <style:paragraph-properties fo:line-height="100%" fo:break-before="page" fo:padding-left="0cm" fo:padding-right="0cm" fo:padding-top="0cm" fo:padding-bottom="0.035cm" fo:border-left="none" fo:border-right="none" fo:border-top="none" fo:border-bottom="0.018cm solid #000000"/>
      <style:text-properties fo:font-size="16pt" fo:language="it" fo:country="IT" style:font-name-asian="Times" style:font-size-asian="18pt" style:font-size-complex="16pt"/>
    </style:style>
    <style:style style:name="Heading_20_2" style:display-name="Heading 2" style:family="paragraph" style:parent-style-name="Standard" style:next-style-name="Text_20_body" style:default-outline-level="2" style:class="text" style:master-page-name="">
      <style:paragraph-properties fo:margin-top="0.847cm" fo:margin-bottom="0cm" style:page-number="auto" fo:keep-with-next="always"/>
      <style:text-properties fo:color="#343e5f" fo:font-size="12pt" fo:letter-spacing="0.004cm" fo:language="it" fo:country="IT" fo:font-weight="bold" style:font-size-asian="12pt" style:font-weight-asian="bold" style:font-name-complex="Arial" style:font-style-complex="italic" style:font-weight-complex="bold"/>
    </style:style>
    <style:style style:name="Heading_20_3" style:display-name="Heading 3" style:family="paragraph" style:parent-style-name="Text_20_body" style:next-style-name="Text_20_body" style:default-outline-level="3" style:class="text">
      <style:paragraph-properties fo:margin-top="0.423cm" fo:margin-bottom="0cm"/>
      <style:text-properties fo:language="it" fo:country="IT" fo:font-style="italic" fo:font-weight="bold" style:font-style-asian="italic" style:font-weight-asian="bold" style:font-size-complex="10pt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18cm" fo:margin-bottom="0cm" fo:keep-with-next="always"/>
      <style:text-properties fo:font-size="8pt" fo:letter-spacing="0.035cm" fo:font-weight="bold" style:font-name-asian="Times" style:font-size-asian="8pt" style:font-weight-asian="bold" style:font-size-complex="8pt" style:font-weight-complex="bold"/>
    </style:style>
    <style:style style:name="Heading_20_5" style:display-name="Heading 5" style:family="paragraph" style:parent-style-name="Heading_20_4" style:next-style-name="Standard" style:default-outline-level="5" style:class="text">
      <style:paragraph-properties fo:margin-top="0.141cm" fo:margin-bottom="0.035cm"/>
      <style:text-properties fo:text-transform="uppercase" fo:letter-spacing="0.028cm"/>
    </style:style>
    <style:style style:name="Heading_20_6" style:display-name="Heading 6" style:family="paragraph" style:parent-style-name="Heading_20_4" style:next-style-name="Text_20_body" style:default-outline-level="6" style:class="text">
      <style:paragraph-properties fo:margin-top="0.423cm" fo:margin-bottom="0.071cm"/>
      <style:text-properties fo:text-transform="uppercase" fo:letter-spacing="0.028cm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Calibri" fo:font-size="12pt" style:font-name-asian="Times New Roman" style:font-size-asian="12pt" style:font-name-complex="Times New Roma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Calibri" fo:font-size="12pt" fo:font-style="italic" style:font-name-asian="Times New Roman" style:font-size-asian="12pt" style:font-style-asian="italic" style:font-name-complex="Times New Roman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Cambria" fo:font-size="11pt" style:font-name-asian="Times New Roman" style:font-size-asian="11pt" style:font-name-complex="Times New Roman" style:font-size-complex="11pt"/>
    </style:style>
    <style:style style:name="List_20_Number" style:display-name="List Number" style:family="paragraph" style:parent-style-name="Standard" style:list-style-name="WW8Num2"/>
    <style:style style:name="List_20_Bullet1" style:display-name="List Bullet1" style:family="paragraph" style:parent-style-name="List_20_Number" style:list-style-name="WW8Num6">
      <style:paragraph-properties fo:margin="100%" fo:margin-left="1.002cm" fo:margin-right="0cm" fo:margin-top="0cm" fo:margin-bottom="0cm" fo:text-indent="-0.501cm" style:auto-text-indent="false"/>
    </style:style>
    <style:style style:name="Comment_20_Text" style:display-name="Comment Text" style:family="paragraph" style:parent-style-name="Standard">
      <style:text-properties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Company_20_name" style:display-name="Company name" style:family="paragraph" style:parent-style-name="Standard">
      <style:text-properties fo:font-size="12pt" fo:font-weight="bold" style:font-size-asian="12pt" style:font-weight-asian="bold"/>
    </style:style>
    <style:style style:name="Footer" style:family="paragraph" style:parent-style-name="Standard" style:class="extra">
      <style:paragraph-properties>
        <style:tab-stops>
          <style:tab-stop style:position="0cm"/>
          <style:tab-stop style:position="7.251cm" style:type="center"/>
          <style:tab-stop style:position="14.503cm" style:type="right"/>
        </style:tab-stops>
      </style:paragraph-properties>
      <style:text-properties fo:font-size="8pt" style:font-size-asian="8pt" style:font-size-complex="8pt"/>
    </style:style>
    <style:style style:name="Header" style:family="paragraph" style:parent-style-name="Standard" style:class="extra">
      <style:paragraph-properties>
        <style:tab-stops>
          <style:tab-stop style:position="7.251cm" style:type="center"/>
          <style:tab-stop style:position="14.503cm" style:type="right"/>
        </style:tab-stops>
      </style:paragraph-properties>
      <style:text-properties fo:font-size="8pt" style:font-size-asian="8pt" style:font-size-complex="8pt"/>
    </style:style>
    <style:style style:name="Instructional_20_text" style:display-name="Instructional text" style:family="paragraph" style:parent-style-name="Text_20_body">
      <style:paragraph-properties fo:margin-top="0.106cm" fo:margin-bottom="0.212cm"/>
      <style:text-properties fo:font-size="8pt" style:font-size-asian="8pt"/>
    </style:style>
    <style:style style:name="Table_20_Body_20_Text" style:display-name="Table Body Text" style:family="paragraph" style:parent-style-name="Text_20_body">
      <style:paragraph-properties fo:margin-top="0.035cm" fo:margin-bottom="0.035cm"/>
      <style:text-properties fo:font-size="9pt" style:font-size-asian="9pt" style:font-size-complex="9pt"/>
    </style:style>
    <style:style style:name="Table_20_subtitle" style:display-name="Table subtitle" style:family="paragraph" style:parent-style-name="Standard">
      <style:paragraph-properties fo:margin-top="0.106cm" fo:margin-bottom="0.035cm" fo:keep-with-next="always"/>
      <style:text-properties fo:font-size="8pt" fo:letter-spacing="0.018cm" fo:font-weight="bold" style:font-size-asian="8pt" style:font-weight-asian="bold" style:font-name-complex="Arial" style:font-size-complex="8pt" style:font-weight-complex="bold"/>
    </style:style>
    <style:style style:name="Table_20_Title" style:display-name="Table Title" style:family="paragraph" style:next-style-name="Heading_20_5">
      <style:paragraph-properties fo:margin-top="0.635cm" fo:margin-bottom="0.106cm" fo:orphans="0" fo:widows="0" fo:hyphenation-ladder-count="no-limit"/>
      <style:text-properties style:use-window-font-color="true" style:font-name="Arial" fo:font-size="10pt" fo:language="en" fo:country="US" fo:font-weight="bold" style:font-name-asian="Arial" style:font-size-asian="10pt" style:font-weight-asian="bold" style:font-name-complex="Times" style:font-size-complex="10pt" style:language-complex="ar" style:country-complex="SA" fo:hyphenate="false" fo:hyphenation-remain-char-count="2" fo:hyphenation-push-char-count="2"/>
    </style:style>
    <style:style style:name="Title" style:family="paragraph" style:parent-style-name="Body_20_Text_20_INTRO_20_Paragraph" style:next-style-name="Subtitle" style:class="chapter">
      <style:paragraph-properties fo:margin="100%" fo:margin-left="0cm" fo:margin-right="0cm" fo:margin-top="1.693cm" fo:margin-bottom="0.212cm" fo:line-height="100%" fo:text-indent="0cm" style:auto-text-indent="false"/>
      <style:text-properties fo:color="#343e5f" fo:font-size="26pt" fo:font-weight="normal" style:font-size-asian="26pt" style:font-weight-asian="normal" style:font-name-complex="Arial" style:font-size-complex="2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de" style:family="paragraph" style:parent-style-name="Standard" style:next-style-name="Text_20_body">
      <style:paragraph-properties fo:margin="100%" fo:margin-left="0.635cm" fo:margin-right="0cm" fo:margin-top="0cm" fo:margin-bottom="0cm" fo:text-indent="-0.635cm" style:auto-text-indent="false" fo:padding-left="0.141cm" fo:padding-right="0.141cm" fo:padding-top="0.035cm" fo:padding-bottom="0.035cm" fo:border="0.018cm solid #ffff00"/>
      <style:text-properties fo:color="#1f497d" style:font-name="Courier New" fo:font-size="9pt" fo:language="it" fo:country="IT" style:font-size-asian="9pt" style:font-name-complex="Courier New"/>
    </style:style>
    <style:style style:name="Caption_20__28_user_29_" style:display-name="Caption (user)" style:family="paragraph" style:parent-style-name="Standard" style:next-style-name="Standard">
      <style:paragraph-properties fo:margin-top="0.212cm" fo:margin-bottom="0.423cm" fo:text-align="center" style:justify-single-word="false"/>
      <style:text-properties fo:font-weight="bold" style:font-weight-asian="bold" style:font-size-complex="10pt" style:font-weight-complex="bold"/>
    </style:style>
    <style:style style:name="Document_20_Map" style:display-name="Document Map" style:family="paragraph" style:parent-style-name="Standard">
      <style:text-properties style:font-name="Tahoma" fo:font-size="8pt" style:font-size-asian="8pt" style:font-name-complex="Tahoma" style:font-size-complex="8pt"/>
    </style:style>
    <style:style style:name="Contents_20_1" style:display-name="Contents 1" style:family="paragraph" style:parent-style-name="Standard" style:next-style-name="Standard" style:class="index">
      <style:text-properties fo:language="it" fo:country="IT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353cm" fo:margin-right="0cm" fo:margin-top="0cm" fo:margin-bottom="0cm" fo:text-indent="0cm" style:auto-text-indent="false"/>
      <style:text-properties fo:language="it" fo:country="IT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06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4" style:display-name="Numbering 4" style:family="paragraph" style:parent-style-name="List" style:class="list">
      <style:paragraph-properties fo:margin="100%" fo:margin-left="2.54cm" fo:margin-right="0cm" fo:margin-top="0cm" fo:margin-bottom="0.212cm" fo:text-indent="-0.635cm" style:auto-text-indent="false"/>
    </style:style>
    <style:style style:name="Figura" style:family="paragraph" style:parent-style-name="Caption"/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Table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4.661cm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Default_20_Paragraph_20_Font" style:display-name="Default Paragraph Font" style:family="text"/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-Default_20_Paragraph_20_Font" style:display-name="WW-Default Paragraph Font" style:family="text"/>
    <style:style style:name="Body_20_Text_20_INTRO_20_Paragraph_20_Char" style:display-name="Body Text INTRO Paragraph Char" style:family="text" style:parent-style-name="WW-Default_20_Paragraph_20_Font">
      <style:text-properties fo:color="#333333" style:font-name="Arial" fo:language="en" fo:country="US" fo:font-weight="bold" style:font-weight-asian="bold" style:font-name-complex="Courier New" style:font-size-complex="12pt" style:language-complex="ar" style:country-complex="SA"/>
    </style:style>
    <style:style style:name="Heading_20_1_20_Char" style:display-name="Heading 1 Char" style:family="text" style:parent-style-name="Body_20_Text_20_INTRO_20_Paragraph_20_Char">
      <style:text-properties fo:font-size="18pt" style:font-size-asian="18pt" style:font-size-complex="16pt"/>
    </style:style>
    <style:style style:name="Body_20_Text_20_Char" style:display-name="Body Text Char" style:family="text" style:parent-style-name="WW-Default_20_Paragraph_20_Font">
      <style:text-properties style:font-name="Arial" fo:language="en" fo:country="US" style:font-size-complex="12pt" style:language-complex="ar" style:country-complex="SA"/>
    </style:style>
    <style:style style:name="Heading_20_4_20_Char" style:display-name="Heading 4 Char" style:family="text" style:parent-style-name="WW-Default_20_Paragraph_20_Font">
      <style:text-properties style:font-name="Arial" fo:font-size="8pt" fo:letter-spacing="0.035cm" fo:language="en" fo:country="US" fo:font-weight="bold" style:font-size-asian="8pt" style:font-weight-asian="bold" style:font-size-complex="8pt" style:font-weight-complex="bold"/>
    </style:style>
    <style:style style:name="Heading_20_6_20_Char" style:display-name="Heading 6 Char" style:family="text" style:parent-style-name="Heading_20_4_20_Char">
      <style:text-properties fo:text-transform="uppercase" fo:letter-spacing="0.028cm"/>
    </style:style>
    <style:style style:name="Heading_20_5_20_Char" style:display-name="Heading 5 Char" style:family="text" style:parent-style-name="Heading_20_6_20_Char"/>
    <style:style style:name="Comment_20_Reference" style:display-name="Comment Reference" style:family="text" style:parent-style-name="WW-Default_20_Paragraph_20_Font">
      <style:text-properties fo:font-size="8pt" style:font-size-asian="8pt" style:font-size-complex="8pt"/>
    </style:style>
    <style:style style:name="Heading_20_7_20_Char" style:display-name="Heading 7 Char" style:family="text" style:parent-style-name="WW-Default_20_Paragraph_20_Font">
      <style:text-properties style:font-name="Calibri" fo:font-size="12pt" fo:language="en" fo:country="US" style:font-name-asian="Times New Roman" style:font-size-asian="12pt" style:font-size-complex="12pt"/>
    </style:style>
    <style:style style:name="Heading_20_8_20_Char" style:display-name="Heading 8 Char" style:family="text" style:parent-style-name="WW-Default_20_Paragraph_20_Font">
      <style:text-properties style:font-name="Calibri" fo:font-size="12pt" fo:language="en" fo:country="US" fo:font-style="italic" style:font-name-asian="Times New Roman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WW-Default_20_Paragraph_20_Font">
      <style:text-properties style:font-name="Cambria" fo:font-size="11pt" fo:language="en" fo:country="US" style:font-name-asian="Times New Roman" style:font-size-asian="11pt" style:font-size-complex="11pt"/>
    </style:style>
    <style:style style:name="Document_20_Map_20_Char" style:display-name="Document Map Char" style:family="text" style:parent-style-name="WW-Default_20_Paragraph_20_Font">
      <style:text-properties style:font-name="Tahoma" fo:font-size="8pt" fo:language="en" fo:country="US" style:font-name-asian="Times New Roman" style:font-size-asian="8pt" style:font-name-complex="Tahoma" style:font-size-complex="8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it" fo:country="IT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CafrtiglioLOW" style:family="table">
      <style:table-properties style:width="14.672cm" fo:margin-left="-0.004cm" fo:margin-right="-0.007cm" table:align="margins" style:writing-mode="lr-tb"/>
    </style:style>
    <style:style style:name="CafrtiglioLOW.A" style:family="table-column">
      <style:table-column-properties style:column-width="0.769cm" style:rel-column-width="3435*"/>
    </style:style>
    <style:style style:name="CafrtiglioLOW.B" style:family="table-column">
      <style:table-column-properties style:column-width="0.647cm" style:rel-column-width="2891*"/>
    </style:style>
    <style:style style:name="CafrtiglioLOW.C" style:family="table-column">
      <style:table-column-properties style:column-width="1.037cm" style:rel-column-width="4632*"/>
    </style:style>
    <style:style style:name="CafrtiglioLOW.D" style:family="table-column">
      <style:table-column-properties style:column-width="1.032cm" style:rel-column-width="4609*"/>
    </style:style>
    <style:style style:name="CafrtiglioLOW.E" style:family="table-column">
      <style:table-column-properties style:column-width="7.752cm" style:rel-column-width="34626*"/>
    </style:style>
    <style:style style:name="CafrtiglioLOW.F" style:family="table-column">
      <style:table-column-properties style:column-width="3.434cm" style:rel-column-width="15342*"/>
    </style:style>
    <style:style style:name="CafrtiglioLOW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CafrtiglioLOW.B1" style:family="table-cell" style:data-style-name="N0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CafrtiglioLOW.F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MP1" style:family="paragraph" style:parent-style-name="Header">
      <style:paragraph-properties fo:text-align="center" style:justify-single-word="false" style:snap-to-layout-grid="false"/>
      <style:text-properties fo:language="it" fo:country="IT" style:language-complex="ar" style:country-complex="SA"/>
    </style:style>
    <style:style style:name="MP2" style:family="paragraph" style:parent-style-name="Table_20_Contents">
      <style:paragraph-properties fo:text-align="center" style:justify-single-word="false"/>
    </style:style>
    <style:style style:name="MP3" style:family="paragraph" style:parent-style-name="Footer">
      <style:paragraph-properties fo:text-align="center" style:justify-single-word="false" fo:background-color="transparent">
        <style:background-image/>
      </style:paragraph-properties>
      <style:text-properties fo:language="it" fo:country="IT"/>
    </style:style>
    <style:style style:name="MP4" style:family="paragraph" style:parent-style-name="Footer">
      <style:paragraph-properties fo:background-color="transparent">
        <style:background-image/>
      </style:paragraph-properties>
      <style:text-properties fo:language="it" fo:country="IT" fo:font-weight="bold" style:font-weight-asian="bold"/>
    </style:style>
    <style:style style:name="MT1" style:family="text">
      <style:text-properties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weight="bold" style:font-weight-asian="bold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3.17cm" fo:margin-right="3.17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73cm" fo:margin-left="0cm" fo:margin-right="0cm" fo:margin-top="1.6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3cm" fo:margin-left="3.17cm" fo:margin-right="3.17cm" fo:background-color="#ffffff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draw:frame draw:style-name="Mfr1" draw:name="immagini50" text:anchor-type="as-char" svg:width="4.48cm" svg:height="1cm" draw:z-index="3"><draw:image xlink:href="Pictures/100000000000024F000000846BBD9C51.jpg" xlink:type="simple" xlink:show="embed" xlink:actuate="onLoad"/></draw:frame></text:p>
        <text:p text:style-name="MP1">Nome Doc. : <text:span text:style-name="MT1"><text:file-name text:display="name">Calcolo del periodo minimo per un ciclo</text:file-name></text:span></text:p>
      </style:header>
      <style:footer>
        <table:table table:name="CafrtiglioLOW" table:style-name="CafrtiglioLOW">
          <table:table-column table:style-name="CafrtiglioLOW.A"/>
          <table:table-column table:style-name="CafrtiglioLOW.B"/>
          <table:table-column table:style-name="CafrtiglioLOW.C"/>
          <table:table-column table:style-name="CafrtiglioLOW.D"/>
          <table:table-column table:style-name="CafrtiglioLOW.E"/>
          <table:table-column table:style-name="CafrtiglioLOW.F"/>
          <table:table-row>
            <table:table-cell table:style-name="CafrtiglioLOW.A1" office:value-type="string">
              <text:p text:style-name="Table_20_Contents">ED</text:p>
            </table:table-cell>
            <table:table-cell table:style-name="CafrtiglioLOW.B1" office:value-type="float" office:value="1">
              <text:p text:style-name="Table_20_Contents">1</text:p>
            </table:table-cell>
            <table:table-cell table:style-name="CafrtiglioLOW.A1" office:value-type="string">
              <text:p text:style-name="Table_20_Contents">VAR</text:p>
            </table:table-cell>
            <table:table-cell table:style-name="CafrtiglioLOW.B1" office:value-type="float" office:value="3">
              <text:p text:style-name="MP2">3</text:p>
            </table:table-cell>
            <table:table-cell table:style-name="CafrtiglioLOW.A1" office:value-type="string">
              <text:p text:style-name="MP2">PartNumberDocumento</text:p>
            </table:table-cell>
            <table:table-cell table:style-name="CafrtiglioLOW.F1" office:value-type="string">
              <text:p text:style-name="MP3"><text:span text:style-name="MT2"><text:page-number text:select-page="current">4</text:page-number></text:span><text:span text:style-name="MT2">/</text:span><text:span text:style-name="MT2"><text:page-count>4</text:page-count></text:span>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5T10:44:30.54</meta:creation-date>
    <meta:editing-cycles>41</meta:editing-cycles>
    <meta:editing-duration>PT9H12M8S</meta:editing-duration>
    <meta:generator>OpenOffice.org/3.4.1$Win32 OpenOffice.org_project/341m1$Build-9593</meta:generator>
    <meta:initial-creator>Luca Lucci</meta:initial-creator>
    <dc:date>2013-02-08T09:39:21.53</dc:date>
    <dc:creator>Luca Lucci</dc:creator>
    <meta:printed-by>Luca Lucci</meta:printed-by>
    <meta:print-date>2013-02-05T19:43:48.06</meta:print-date>
    <meta:document-statistic meta:table-count="3" meta:image-count="1" meta:object-count="5" meta:page-count="4" meta:paragraph-count="87" meta:word-count="548" meta:character-count="3446"/>
    <meta:user-defined meta:name="_TemplateID">TC012197901033</meta:user-defined>
    <meta:template xlink:type="simple" xlink:actuate="onRequest" xlink:title="spin modello writer" xlink:href="../../../../../../Program%20Files%20(x86)/OpenOffice.org%203/Basis/share/template/it/spin%20modello%20writer.ott" meta:date="2013-02-05T10:44:30.09"/>
  </office:meta>
</office:document-meta>
</file>

<file path=Object 1/content.xml><?xml version="1.0" encoding="utf-8"?>
<math xmlns="http://www.w3.org/1998/Math/MathML">
  <semantics>
    <mrow>
      <mi mathvariant="italic">Baud</mi>
      <mrow>
        <mi mathvariant="italic">Rate</mi>
        <mo stretchy="false">=</mo>
        <mn>38400</mn>
      </mrow>
    </mrow>
    <annotation encoding="StarMath 5.0">Baud Rate = 38400</annotation>
  </semantics>
</math>
</file>

<file path=Object 2/content.xml><?xml version="1.0" encoding="utf-8"?>
<math xmlns="http://www.w3.org/1998/Math/MathML">
  <semantics>
    <mrow>
      <mrow>
        <msub>
          <mi>T</mi>
          <mi mathvariant="italic">micro</mi>
        </msub>
        <mo stretchy="false">=</mo>
        <mn>0,125</mn>
      </mrow>
      <mo stretchy="false">μ</mo>
      <mi>s</mi>
    </mrow>
    <annotation encoding="StarMath 5.0">T_micro = 0,125 %mu s</annotation>
  </semantics>
</math>
</file>

<file path=Object 3/content.xml><?xml version="1.0" encoding="utf-8"?>
<math xmlns="http://www.w3.org/1998/Math/MathML">
  <semantics>
    <mrow>
      <mrow>
        <mrow>
          <msub>
            <mi>T</mi>
            <mi mathvariant="italic">ciclo</mi>
          </msub>
          <mo stretchy="false">=</mo>
          <msup>
            <mrow>
              <mo stretchy="false">(</mo>
              <mrow>
                <mfrac>
                  <mrow>
                    <mi mathvariant="italic">Baud</mi>
                    <mi mathvariant="italic">Rate</mi>
                  </mrow>
                  <mrow>
                    <mn>8</mn>
                    <mrow>
                      <mi mathvariant="italic">bit</mi>
                      <mo stretchy="false">+</mo>
                      <mn>2</mn>
                    </mrow>
                    <mi mathvariant="italic">start</mi>
                  </mrow>
                </mfrac>
              </mrow>
              <mo stretchy="false">)</mo>
            </mrow>
            <mrow>
              <mo stretchy="false">−</mo>
              <mn>1</mn>
            </mrow>
          </msup>
        </mrow>
        <mo stretchy="false">=</mo>
        <mn>264,41</mn>
      </mrow>
      <mo stretchy="false">μ</mo>
      <mi>s</mi>
    </mrow>
    <annotation encoding="StarMath 5.0">T_ciclo = ({Baud Rate} over {8 bit + 2 start})^-1 = 264,41 %mu s</annotation>
  </semantics>
</math>
</file>

<file path=Object 4/content.xml><?xml version="1.0" encoding="utf-8"?>
<math xmlns="http://www.w3.org/1998/Math/MathML">
  <semantics>
    <mrow>
      <mrow>
        <mrow>
          <msub>
            <mi>T</mi>
            <mi mathvariant="italic">operazione</mi>
          </msub>
          <mo stretchy="false">=</mo>
          <mfrac>
            <msub>
              <mi>T</mi>
              <mi mathvariant="italic">ciclo</mi>
            </msub>
            <mn>4</mn>
          </mfrac>
        </mrow>
        <mo stretchy="false">=</mo>
        <mn>6,51</mn>
      </mrow>
      <mfrac>
        <mrow>
          <mo stretchy="false">μ</mo>
          <mi>s</mi>
        </mrow>
        <mrow>
          <mi mathvariant="italic">op</mi>
        </mrow>
      </mfrac>
    </mrow>
    <annotation encoding="StarMath 5.0">T_operazione = T_ciclo over 4 = 6,51 {%mu s}over{op}</annotation>
  </semantics>
</math>
</file>

<file path=Object 5/content.xml><?xml version="1.0" encoding="utf-8"?>
<math xmlns="http://www.w3.org/1998/Math/MathML">
  <semantics>
    <mrow>
      <mrow>
        <mrow>
          <mi>N</mi>
          <mo stretchy="false">=</mo>
          <mfrac>
            <msub>
              <mi>T</mi>
              <mi mathvariant="italic">operazione</mi>
            </msub>
            <msub>
              <mi>T</mi>
              <mi mathvariant="italic">micro</mi>
            </msub>
          </mfrac>
        </mrow>
        <mo stretchy="false">=</mo>
        <mn>52</mn>
      </mrow>
      <mfrac>
        <mi mathvariant="italic">istruzioni</mi>
        <mi mathvariant="italic">operazione</mi>
      </mfrac>
    </mrow>
    <annotation encoding="StarMath 5.0">N = T_operazione over T_micro = 52 istruzioni over operazione</annotation>
  </semantics>
</math>
</file>